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82.54pt"/>
    </style:style>
    <style:style style:name="co3" style:family="table-column">
      <style:table-column-properties fo:break-before="auto" style:column-width="71.26pt"/>
    </style:style>
    <style:style style:name="ro1" style:family="table-row">
      <style:table-row-properties style:row-height="14.3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 style:data-style-name="N4">
      <style:table-cell-properties fo:background-color="#ffff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97pt" svg:height="255.29pt" svg:x="717.68pt" svg:y="21.91pt">
            <loext:p draw:notify-on-update-of-ranges="Sheet1.J18:Sheet1.J23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1" table:number-columns-repeated="3" table:default-cell-style-name="ce1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stancia</text:p>
          </table:table-cell>
          <table:table-cell table:style-name="Default" office:value-type="string" calcext:value-type="string">
            <text:p>Med-1</text:p>
          </table:table-cell>
          <table:table-cell table:style-name="Default" office:value-type="string" calcext:value-type="string">
            <text:p>Med-2</text:p>
          </table:table-cell>
          <table:table-cell table:style-name="Default" office:value-type="string" calcext:value-type="string">
            <text:p>Med-3</text:p>
          </table:table-cell>
          <table:table-cell table:style-name="Default" office:value-type="string" calcext:value-type="string">
            <text:p>Med-4</text:p>
          </table:table-cell>
          <table:table-cell office:value-type="string" calcext:value-type="string">
            <text:p>Med-5</text:p>
          </table:table-cell>
          <table:table-cell table:number-columns-repeated="4"/>
        </table:table-row>
        <table:table-row table:style-name="ro1">
          <table:table-cell table:style-name="ce1" office:value-type="float" office:value="2" calcext:value-type="float">
            <text:p>2.00</text:p>
          </table:table-cell>
          <table:table-cell office:value-type="float" office:value="27.06" calcext:value-type="float">
            <text:p>27.06</text:p>
          </table:table-cell>
          <table:table-cell table:style-name="Default" office:value-type="float" office:value="25.07" calcext:value-type="float">
            <text:p>25.07</text:p>
          </table:table-cell>
          <table:table-cell table:style-name="Default" office:value-type="float" office:value="29.44" calcext:value-type="float">
            <text:p>29.44</text:p>
          </table:table-cell>
          <table:table-cell table:style-name="Default" office:value-type="float" office:value="23.48" calcext:value-type="float">
            <text:p>23.48</text:p>
          </table:table-cell>
          <table:table-cell office:value-type="float" office:value="27.85" calcext:value-type="float">
            <text:p>27.85</text:p>
          </table:table-cell>
          <table:table-cell table:number-columns-repeated="4"/>
        </table:table-row>
        <table:table-row table:style-name="ro1">
          <table:table-cell table:style-name="ce1" office:value-type="float" office:value="4" calcext:value-type="float">
            <text:p>4.00</text:p>
          </table:table-cell>
          <table:table-cell office:value-type="float" office:value="20.69" calcext:value-type="float">
            <text:p>20.69</text:p>
          </table:table-cell>
          <table:table-cell table:style-name="Default" office:value-type="float" office:value="19.1" calcext:value-type="float">
            <text:p>19.1</text:p>
          </table:table-cell>
          <table:table-cell table:style-name="Default" office:value-type="float" office:value="35.81" calcext:value-type="float">
            <text:p>35.81</text:p>
          </table:table-cell>
          <table:table-cell table:style-name="Default" office:value-type="float" office:value="21.88" calcext:value-type="float">
            <text:p>21.88</text:p>
          </table:table-cell>
          <table:table-cell office:value-type="float" office:value="19.5" calcext:value-type="float">
            <text:p>19.5</text:p>
          </table:table-cell>
          <table:table-cell table:number-columns-repeated="4"/>
        </table:table-row>
        <table:table-row table:style-name="ro1">
          <table:table-cell table:style-name="ce1" office:value-type="float" office:value="6" calcext:value-type="float">
            <text:p>6.00</text:p>
          </table:table-cell>
          <table:table-cell office:value-type="float" office:value="17.24" calcext:value-type="float">
            <text:p>17.24</text:p>
          </table:table-cell>
          <table:table-cell table:style-name="Default" office:value-type="float" office:value="15.38" calcext:value-type="float">
            <text:p>15.38</text:p>
          </table:table-cell>
          <table:table-cell table:style-name="Default" office:value-type="float" office:value="15.12" calcext:value-type="float">
            <text:p>15.12</text:p>
          </table:table-cell>
          <table:table-cell table:style-name="Default" office:value-type="float" office:value="16.18" calcext:value-type="float">
            <text:p>16.18</text:p>
          </table:table-cell>
          <table:table-cell office:value-type="float" office:value="16.31" calcext:value-type="float">
            <text:p>16.31</text:p>
          </table:table-cell>
          <table:table-cell table:number-columns-repeated="4"/>
        </table:table-row>
        <table:table-row table:style-name="ro1">
          <table:table-cell table:style-name="ce1" office:value-type="float" office:value="8" calcext:value-type="float">
            <text:p>8.00</text:p>
          </table:table-cell>
          <table:table-cell office:value-type="float" office:value="16.91" calcext:value-type="float">
            <text:p>16.91</text:p>
          </table:table-cell>
          <table:table-cell table:style-name="Default" office:value-type="float" office:value="18.18" calcext:value-type="float">
            <text:p>18.18</text:p>
          </table:table-cell>
          <table:table-cell table:style-name="Default" office:value-type="float" office:value="17.47" calcext:value-type="float">
            <text:p>17.47</text:p>
          </table:table-cell>
          <table:table-cell table:style-name="Default" office:value-type="float" office:value="18" calcext:value-type="float">
            <text:p>18</text:p>
          </table:table-cell>
          <table:table-cell office:value-type="float" office:value="20.09" calcext:value-type="float">
            <text:p>20.09</text:p>
          </table:table-cell>
          <table:table-cell table:number-columns-repeated="4"/>
        </table:table-row>
        <table:table-row table:style-name="ro1">
          <table:table-cell table:style-name="ce1" office:value-type="float" office:value="16" calcext:value-type="float">
            <text:p>16.00</text:p>
          </table:table-cell>
          <table:table-cell office:value-type="float" office:value="6.86" calcext:value-type="float">
            <text:p>6.86</text:p>
          </table:table-cell>
          <table:table-cell table:style-name="Default" office:value-type="float" office:value="4.97" calcext:value-type="float">
            <text:p>4.97</text:p>
          </table:table-cell>
          <table:table-cell table:style-name="Default" office:value-type="float" office:value="5.47" calcext:value-type="float">
            <text:p>5.47</text:p>
          </table:table-cell>
          <table:table-cell table:style-name="Default" office:value-type="float" office:value="4.77" calcext:value-type="float">
            <text:p>4.77</text:p>
          </table:table-cell>
          <table:table-cell office:value-type="float" office:value="5.99" calcext:value-type="float">
            <text:p>5.99</text:p>
          </table:table-cell>
          <table:table-cell table:number-columns-repeated="4"/>
        </table:table-row>
        <table:table-row table:style-name="ro1">
          <table:table-cell table:style-name="ce1" office:value-type="float" office:value="32" calcext:value-type="float">
            <text:p>32.00</text:p>
          </table:table-cell>
          <table:table-cell office:value-type="float" office:value="1.15" calcext:value-type="float">
            <text:p>1.15</text:p>
          </table:table-cell>
          <table:table-cell table:style-name="Default" office:value-type="float" office:value="1.42" calcext:value-type="float">
            <text:p>1.42</text:p>
          </table:table-cell>
          <table:table-cell table:style-name="Default" office:value-type="float" office:value="0.97" calcext:value-type="float">
            <text:p>0.97</text:p>
          </table:table-cell>
          <table:table-cell table:style-name="Default" office:value-type="float" office:value="0.92" calcext:value-type="float">
            <text:p>0.92</text:p>
          </table:table-cell>
          <table:table-cell office:value-type="float" office:value="2.05" calcext:value-type="float">
            <text:p>2.05</text:p>
          </table:table-cell>
          <table:table-cell table:number-columns-repeated="4"/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Media</text:p>
          </table:table-cell>
          <table:table-cell table:number-columns-repeated="3"/>
        </table:table-row>
        <table:table-row table:style-name="ro1">
          <table:table-cell/>
          <table:table-cell table:formula="of:=2*PI()*[.A2]*[.B2]" office:value-type="float" office:value="340.045988824559" calcext:value-type="float">
            <text:p>340.05</text:p>
          </table:table-cell>
          <table:table-cell table:formula="of:=2*PI()*[.A2]*[.C2]" office:value-type="float" office:value="315.038911301984" calcext:value-type="float">
            <text:p>315.04</text:p>
          </table:table-cell>
          <table:table-cell table:formula="of:=2*PI()*[.A2]*[.D2]" office:value-type="float" office:value="369.953950886734" calcext:value-type="float">
            <text:p>369.95</text:p>
          </table:table-cell>
          <table:table-cell table:formula="of:=2*PI()*[.A2]*[.E2]" office:value-type="float" office:value="295.058382025153" calcext:value-type="float">
            <text:p>295.06</text:p>
          </table:table-cell>
          <table:table-cell table:style-name="ce1" table:formula="of:=2*PI()*[.A2]*[.F2]" office:value-type="float" office:value="349.973421609903" calcext:value-type="float">
            <text:p>349.97</text:p>
          </table:table-cell>
          <table:table-cell table:style-name="ce1" table:formula="of:=AVERAGE([.B11:.F11])" office:value-type="float" office:value="334.014130929667" calcext:value-type="float">
            <text:p>334.01</text:p>
          </table:table-cell>
          <table:table-cell table:number-columns-repeated="3"/>
        </table:table-row>
        <table:table-row table:style-name="ro1">
          <table:table-cell/>
          <table:table-cell table:formula="of:=2*PI()*[.A3]*[.B3]" office:value-type="float" office:value="519.996416022183" calcext:value-type="float">
            <text:p>520.00</text:p>
          </table:table-cell>
          <table:table-cell table:formula="of:=2*PI()*[.A3]*[.C3]" office:value-type="float" office:value="480.03535746852" calcext:value-type="float">
            <text:p>480.04</text:p>
          </table:table-cell>
          <table:table-cell table:style-name="ce2" table:formula="of:=2*PI()*[.A3]*[.D3]" office:value-type="float" office:value="900.003463400404" calcext:value-type="float">
            <text:p>900.00</text:p>
          </table:table-cell>
          <table:table-cell table:formula="of:=2*PI()*[.A3]*[.E3]" office:value-type="float" office:value="549.904378084357" calcext:value-type="float">
            <text:p>549.90</text:p>
          </table:table-cell>
          <table:table-cell table:style-name="ce1" table:formula="of:=2*PI()*[.A3]*[.F3]" office:value-type="float" office:value="490.088453960008" calcext:value-type="float">
            <text:p>490.09</text:p>
          </table:table-cell>
          <table:table-cell table:style-name="ce1" table:formula="of:=AVERAGE([.B12:.F12])" office:value-type="float" office:value="588.005613787094" calcext:value-type="float">
            <text:p>588.01</text:p>
          </table:table-cell>
          <table:table-cell table:number-columns-repeated="3"/>
        </table:table-row>
        <table:table-row table:style-name="ro1">
          <table:table-cell/>
          <table:table-cell table:formula="of:=2*PI()*[.A4]*[.B4]" office:value-type="float" office:value="649.932688174656" calcext:value-type="float">
            <text:p>649.93</text:p>
          </table:table-cell>
          <table:table-cell table:formula="of:=2*PI()*[.A4]*[.C4]" office:value-type="float" office:value="579.812340146532" calcext:value-type="float">
            <text:p>579.81</text:p>
          </table:table-cell>
          <table:table-cell table:formula="of:=2*PI()*[.A4]*[.D4]" office:value-type="float" office:value="570.010571067332" calcext:value-type="float">
            <text:p>570.01</text:p>
          </table:table-cell>
          <table:table-cell table:formula="of:=2*PI()*[.A4]*[.E4]" office:value-type="float" office:value="609.971629620994" calcext:value-type="float">
            <text:p>609.97</text:p>
          </table:table-cell>
          <table:table-cell table:style-name="ce1" table:formula="of:=2*PI()*[.A4]*[.F4]" office:value-type="float" office:value="614.872514160594" calcext:value-type="float">
            <text:p>614.87</text:p>
          </table:table-cell>
          <table:table-cell table:style-name="ce1" table:formula="of:=AVERAGE([.B13:.F13])" office:value-type="float" office:value="604.919948634022" calcext:value-type="float">
            <text:p>604.92</text:p>
          </table:table-cell>
          <table:table-cell table:number-columns-repeated="3"/>
        </table:table-row>
        <table:table-row table:style-name="ro1">
          <table:table-cell/>
          <table:table-cell table:formula="of:=2*PI()*[.A5]*[.B5]" office:value-type="float" office:value="849.989308355254" calcext:value-type="float">
            <text:p>849.99</text:p>
          </table:table-cell>
          <table:table-cell table:formula="of:=2*PI()*[.A5]*[.C5]" office:value-type="float" office:value="913.826471076199" calcext:value-type="float">
            <text:p>913.83</text:p>
          </table:table-cell>
          <table:table-cell table:formula="of:=2*PI()*[.A5]*[.D5]" office:value-type="float" office:value="878.137978531419" calcext:value-type="float">
            <text:p>878.14</text:p>
          </table:table-cell>
          <table:table-cell table:formula="of:=2*PI()*[.A5]*[.E5]" office:value-type="float" office:value="904.77868423386" calcext:value-type="float">
            <text:p>904.78</text:p>
          </table:table-cell>
          <table:table-cell table:style-name="ce1" table:formula="of:=2*PI()*[.A5]*[.F5]" office:value-type="float" office:value="1009.8335425699" calcext:value-type="float">
            <text:p>1,009.83</text:p>
          </table:table-cell>
          <table:table-cell table:style-name="ce1" table:formula="of:=AVERAGE([.B14:.F14])" office:value-type="float" office:value="911.313196953327" calcext:value-type="float">
            <text:p>911.31</text:p>
          </table:table-cell>
          <table:table-cell table:number-columns-repeated="3"/>
        </table:table-row>
        <table:table-row table:style-name="ro1">
          <table:table-cell/>
          <table:table-cell table:formula="of:=2*PI()*[.A6]*[.B6]" office:value-type="float" office:value="689.642419316032" calcext:value-type="float">
            <text:p>689.64</text:p>
          </table:table-cell>
          <table:table-cell table:formula="of:=2*PI()*[.A6]*[.C6]" office:value-type="float" office:value="499.638895626921" calcext:value-type="float">
            <text:p>499.64</text:p>
          </table:table-cell>
          <table:table-cell table:formula="of:=2*PI()*[.A6]*[.D6]" office:value-type="float" office:value="549.904378084357" calcext:value-type="float">
            <text:p>549.90</text:p>
          </table:table-cell>
          <table:table-cell table:formula="of:=2*PI()*[.A6]*[.E6]" office:value-type="float" office:value="479.532702643946" calcext:value-type="float">
            <text:p>479.53</text:p>
          </table:table-cell>
          <table:table-cell table:style-name="ce1" table:formula="of:=2*PI()*[.A6]*[.F6]" office:value-type="float" office:value="602.180479840092" calcext:value-type="float">
            <text:p>602.18</text:p>
          </table:table-cell>
          <table:table-cell table:style-name="ce1" table:formula="of:=AVERAGE([.B15:.F15])" office:value-type="float" office:value="564.179775102269" calcext:value-type="float">
            <text:p>564.18</text:p>
          </table:table-cell>
          <table:table-cell table:number-columns-repeated="3"/>
        </table:table-row>
        <table:table-row table:style-name="ro1">
          <table:table-cell/>
          <table:table-cell table:formula="of:=2*PI()*[.A7]*[.B7]" office:value-type="float" office:value="231.221219304209" calcext:value-type="float">
            <text:p>231.22</text:p>
          </table:table-cell>
          <table:table-cell table:formula="of:=2*PI()*[.A7]*[.C7]" office:value-type="float" office:value="285.50794035824" calcext:value-type="float">
            <text:p>285.51</text:p>
          </table:table-cell>
          <table:table-cell table:formula="of:=2*PI()*[.A7]*[.D7]" office:value-type="float" office:value="195.030071934854" calcext:value-type="float">
            <text:p>195.03</text:p>
          </table:table-cell>
          <table:table-cell table:formula="of:=2*PI()*[.A7]*[.E7]" office:value-type="float" office:value="184.976975443367" calcext:value-type="float">
            <text:p>184.98</text:p>
          </table:table-cell>
          <table:table-cell table:style-name="ce2" table:formula="of:=2*PI()*[.A7]*[.F7]" office:value-type="float" office:value="412.176956150981" calcext:value-type="float">
            <text:p>412.18</text:p>
          </table:table-cell>
          <table:table-cell table:style-name="ce1" table:formula="of:=AVERAGE([.B16:.F16])" office:value-type="float" office:value="261.78263263833" calcext:value-type="float">
            <text:p>261.78</text:p>
          </table:table-cell>
          <table:table-cell table:number-columns-repeated="3"/>
        </table:table-row>
        <table:table-row table:style-name="ro1">
          <table:table-cell/>
          <table:table-cell table:style-name="Default" table:number-columns-repeated="4"/>
          <table:table-cell/>
          <table:table-cell office:value-type="string" calcext:value-type="string">
            <text:p>Nova Media</text:p>
          </table:table-cell>
          <table:table-cell table:number-columns-repeated="3"/>
        </table:table-row>
        <table:table-row table:style-name="ro1">
          <table:table-cell/>
          <table:table-cell table:formula="of:=ABS(([.B11]-[.G11])/[.G11])*100" office:value-type="float" office:value="1.80586907449211" calcext:value-type="float">
            <text:p>1.81</text:p>
          </table:table-cell>
          <table:table-cell table:formula="of:=ABS(([.C11]-[.G11])/[.G11])*100" office:value-type="float" office:value="5.68096313017305" calcext:value-type="float">
            <text:p>5.68</text:p>
          </table:table-cell>
          <table:table-cell table:formula="of:=ABS(([.D11]-[.G11])/[.G11])*100" office:value-type="float" office:value="10.7599699021821" calcext:value-type="float">
            <text:p>10.76</text:p>
          </table:table-cell>
          <table:table-cell table:formula="of:=ABS(([.E11]-[.G11])/[.G11])*100" office:value-type="float" office:value="11.6629044394281" calcext:value-type="float">
            <text:p>11.66</text:p>
          </table:table-cell>
          <table:table-cell table:style-name="ce1" table:formula="of:=ABS(([.F11]-[.G11])/[.G11])*100" office:value-type="float" office:value="4.77802859292704" calcext:value-type="float">
            <text:p>4.78</text:p>
          </table:table-cell>
          <table:table-cell table:style-name="ce1" table:formula="of:=AVERAGE([.B11:.F11])" office:value-type="float" office:value="334.014130929667" calcext:value-type="float">
            <text:p>334.01</text:p>
          </table:table-cell>
          <table:table-cell/>
          <table:table-cell table:style-name="ce1" office:value-type="float" office:value="2" calcext:value-type="float">
            <text:p>2.00</text:p>
          </table:table-cell>
          <table:table-cell table:style-name="ce1" office:value-type="float" office:value="334.014130929667" calcext:value-type="float">
            <text:p>334.01</text:p>
          </table:table-cell>
        </table:table-row>
        <table:table-row table:style-name="ro1">
          <table:table-cell/>
          <table:table-cell table:formula="of:=ABS(([.B12]-[.G12])/[.G12])*100" office:value-type="float" office:value="11.5660796717388" calcext:value-type="float">
            <text:p>11.57</text:p>
          </table:table-cell>
          <table:table-cell table:formula="of:=ABS(([.C12]-[.G12])/[.G12])*100" office:value-type="float" office:value="18.3621131817405" calcext:value-type="float">
            <text:p>18.36</text:p>
          </table:table-cell>
          <table:table-cell table:style-name="ce2" table:formula="of:=ABS(([.D12]-[.G12])/[.G12])*100" office:value-type="float" office:value="53.0603521969567" calcext:value-type="float">
            <text:p>53.06</text:p>
          </table:table-cell>
          <table:table-cell table:formula="of:=ABS(([.E12]-[.G12])/[.G12])*100" office:value-type="float" office:value="6.47974012651737" calcext:value-type="float">
            <text:p>6.48</text:p>
          </table:table-cell>
          <table:table-cell table:style-name="ce1" table:formula="of:=ABS(([.F12]-[.G12])/[.G12])*100" office:value-type="float" office:value="16.6524192169602" calcext:value-type="float">
            <text:p>16.65</text:p>
          </table:table-cell>
          <table:table-cell table:style-name="ce1" table:formula="of:=AVERAGE([.E12:.F12];[.B12:.C12])" office:value-type="float" office:value="510.006151383767" calcext:value-type="float">
            <text:p>510.01</text:p>
          </table:table-cell>
          <table:table-cell/>
          <table:table-cell table:style-name="ce1" office:value-type="float" office:value="4" calcext:value-type="float">
            <text:p>4.00</text:p>
          </table:table-cell>
          <table:table-cell table:style-name="ce1" office:value-type="float" office:value="510.006151383767" calcext:value-type="float">
            <text:p>510.01</text:p>
          </table:table-cell>
        </table:table-row>
        <table:table-row table:style-name="ro1">
          <table:table-cell/>
          <table:table-cell table:formula="of:=ABS(([.B13]-[.G13])/[.G13])*100" office:value-type="float" office:value="7.44110681789853" calcext:value-type="float">
            <text:p>7.44</text:p>
          </table:table-cell>
          <table:table-cell table:formula="of:=ABS(([.C13]-[.G13])/[.G13])*100" office:value-type="float" office:value="4.15056711953135" calcext:value-type="float">
            <text:p>4.15</text:p>
          </table:table-cell>
          <table:table-cell table:formula="of:=ABS(([.D13]-[.G13])/[.G13])*100" office:value-type="float" office:value="5.77090863766672" calcext:value-type="float">
            <text:p>5.77</text:p>
          </table:table-cell>
          <table:table-cell table:formula="of:=ABS(([.E13]-[.G13])/[.G13])*100" office:value-type="float" office:value="0.835099090115905" calcext:value-type="float">
            <text:p>0.84</text:p>
          </table:table-cell>
          <table:table-cell table:style-name="ce1" table:formula="of:=ABS(([.F13]-[.G13])/[.G13])*100" office:value-type="float" office:value="1.64526984918358" calcext:value-type="float">
            <text:p>1.65</text:p>
          </table:table-cell>
          <table:table-cell table:style-name="ce1" table:formula="of:=AVERAGE([.B13:.F13])" office:value-type="float" office:value="604.919948634022" calcext:value-type="float">
            <text:p>604.92</text:p>
          </table:table-cell>
          <table:table-cell/>
          <table:table-cell table:style-name="ce1" office:value-type="float" office:value="6" calcext:value-type="float">
            <text:p>6.00</text:p>
          </table:table-cell>
          <table:table-cell table:style-name="ce1" office:value-type="float" office:value="604.919948634022" calcext:value-type="float">
            <text:p>604.92</text:p>
          </table:table-cell>
        </table:table-row>
        <table:table-row table:style-name="ro1">
          <table:table-cell/>
          <table:table-cell table:formula="of:=ABS(([.B14]-[.G14])/[.G14])*100" office:value-type="float" office:value="6.72917815774958" calcext:value-type="float">
            <text:p>6.73</text:p>
          </table:table-cell>
          <table:table-cell table:formula="of:=ABS(([.C14]-[.G14])/[.G14])*100" office:value-type="float" office:value="0.275785990071706" calcext:value-type="float">
            <text:p>0.28</text:p>
          </table:table-cell>
          <table:table-cell table:formula="of:=ABS(([.D14]-[.G14])/[.G14])*100" office:value-type="float" office:value="3.64037506894651" calcext:value-type="float">
            <text:p>3.64</text:p>
          </table:table-cell>
          <table:table-cell table:formula="of:=ABS(([.E14]-[.G14])/[.G14])*100" office:value-type="float" office:value="0.71704357418643" calcext:value-type="float">
            <text:p>0.72</text:p>
          </table:table-cell>
          <table:table-cell table:style-name="ce1" table:formula="of:=ABS(([.F14]-[.G14])/[.G14])*100" office:value-type="float" office:value="10.8108108108108" calcext:value-type="float">
            <text:p>10.81</text:p>
          </table:table-cell>
          <table:table-cell table:style-name="ce1" table:formula="of:=AVERAGE([.B14:.F14])" office:value-type="float" office:value="911.313196953327" calcext:value-type="float">
            <text:p>911.31</text:p>
          </table:table-cell>
          <table:table-cell/>
          <table:table-cell table:style-name="ce1" office:value-type="float" office:value="8" calcext:value-type="float">
            <text:p>8.00</text:p>
          </table:table-cell>
          <table:table-cell table:style-name="ce1" office:value-type="float" office:value="911.313196953327" calcext:value-type="float">
            <text:p>911.31</text:p>
          </table:table-cell>
        </table:table-row>
        <table:table-row table:style-name="ro1">
          <table:table-cell/>
          <table:table-cell table:formula="of:=ABS(([.B15]-[.G15])/[.G15])*100" office:value-type="float" office:value="22.2380612972202" calcext:value-type="float">
            <text:p>22.24</text:p>
          </table:table-cell>
          <table:table-cell table:formula="of:=ABS(([.C15]-[.G15])/[.G15])*100" office:value-type="float" office:value="11.43977191732" calcext:value-type="float">
            <text:p>11.44</text:p>
          </table:table-cell>
          <table:table-cell table:formula="of:=ABS(([.D15]-[.G15])/[.G15])*100" office:value-type="float" office:value="2.53029223093372" calcext:value-type="float">
            <text:p>2.53</text:p>
          </table:table-cell>
          <table:table-cell table:formula="of:=ABS(([.E15]-[.G15])/[.G15])*100" office:value-type="float" office:value="15.0035637918746" calcext:value-type="float">
            <text:p>15.00</text:p>
          </table:table-cell>
          <table:table-cell table:style-name="ce1" table:formula="of:=ABS(([.F15]-[.G15])/[.G15])*100" office:value-type="float" office:value="6.73556664290806" calcext:value-type="float">
            <text:p>6.74</text:p>
          </table:table-cell>
          <table:table-cell table:style-name="ce1" table:formula="of:=AVERAGE([.B15:.F15])" office:value-type="float" office:value="564.179775102269" calcext:value-type="float">
            <text:p>564.18</text:p>
          </table:table-cell>
          <table:table-cell/>
          <table:table-cell table:style-name="ce1" office:value-type="float" office:value="16" calcext:value-type="float">
            <text:p>16.00</text:p>
          </table:table-cell>
          <table:table-cell table:style-name="ce1" office:value-type="float" office:value="564.179775102269" calcext:value-type="float">
            <text:p>564.18</text:p>
          </table:table-cell>
        </table:table-row>
        <table:table-row table:style-name="ro1">
          <table:table-cell/>
          <table:table-cell table:formula="of:=ABS(([.B16]-[.G16])/[.G16])*100" office:value-type="float" office:value="11.6743471582181" calcext:value-type="float">
            <text:p>11.67</text:p>
          </table:table-cell>
          <table:table-cell table:formula="of:=ABS(([.C16]-[.G16])/[.G16])*100" office:value-type="float" office:value="9.06298003072197" calcext:value-type="float">
            <text:p>9.06</text:p>
          </table:table-cell>
          <table:table-cell table:formula="of:=ABS(([.D16]-[.G16])/[.G16])*100" office:value-type="float" office:value="25.4992319508448" calcext:value-type="float">
            <text:p>25.50</text:p>
          </table:table-cell>
          <table:table-cell table:formula="of:=ABS(([.E16]-[.G16])/[.G16])*100" office:value-type="float" office:value="29.3394777265745" calcext:value-type="float">
            <text:p>29.34</text:p>
          </table:table-cell>
          <table:table-cell table:style-name="ce2" table:formula="of:=ABS(([.F16]-[.G16])/[.G16])*100" office:value-type="float" office:value="57.4500768049155" calcext:value-type="float">
            <text:p>57.45</text:p>
          </table:table-cell>
          <table:table-cell table:style-name="ce1" table:formula="of:=AVERAGE([.B16:.E16])" office:value-type="float" office:value="224.184051760168" calcext:value-type="float">
            <text:p>224.18</text:p>
          </table:table-cell>
          <table:table-cell/>
          <table:table-cell table:style-name="ce1" office:value-type="float" office:value="32" calcext:value-type="float">
            <text:p>32.00</text:p>
          </table:table-cell>
          <table:table-cell table:style-name="ce1" office:value-type="float" office:value="224.184051760168" calcext:value-type="float">
            <text:p>224.18</text:p>
          </table:table-cell>
        </table:table-row>
        <table:table-row table:style-name="ro1" table:number-rows-repeated="2">
          <table:table-cell/>
          <table:table-cell table:style-name="Default" table:number-columns-repeated="4"/>
          <table:table-cell table:number-columns-repeated="5"/>
        </table:table-row>
        <table:table-row table:style-name="ro1">
          <table:table-cell table:style-name="ce1" office:value-type="float" office:value="1.80586907449211" calcext:value-type="float">
            <text:p>1.81</text:p>
          </table:table-cell>
          <table:table-cell office:value-type="float" office:value="5.68096313017305" calcext:value-type="float">
            <text:p>5.68</text:p>
          </table:table-cell>
          <table:table-cell office:value-type="float" office:value="10.7599699021821" calcext:value-type="float">
            <text:p>10.76</text:p>
          </table:table-cell>
          <table:table-cell office:value-type="float" office:value="11.6629044394281" calcext:value-type="float">
            <text:p>11.66</text:p>
          </table:table-cell>
          <table:table-cell office:value-type="float" office:value="4.77802859292704" calcext:value-type="float">
            <text:p>4.78</text:p>
          </table:table-cell>
          <table:table-cell table:number-columns-repeated="5"/>
        </table:table-row>
        <table:table-row table:style-name="ro1">
          <table:table-cell table:style-name="ce1" office:value-type="float" office:value="11.5660796717388" calcext:value-type="float">
            <text:p>11.57</text:p>
          </table:table-cell>
          <table:table-cell office:value-type="float" office:value="18.3621131817405" calcext:value-type="float">
            <text:p>18.36</text:p>
          </table:table-cell>
          <table:table-cell table:style-name="ce2" office:value-type="float" office:value="53.0603521969567" calcext:value-type="float">
            <text:p>53.06</text:p>
          </table:table-cell>
          <table:table-cell office:value-type="float" office:value="6.47974012651737" calcext:value-type="float">
            <text:p>6.48</text:p>
          </table:table-cell>
          <table:table-cell office:value-type="float" office:value="16.6524192169602" calcext:value-type="float">
            <text:p>16.65</text:p>
          </table:table-cell>
          <table:table-cell table:number-columns-repeated="5"/>
        </table:table-row>
        <table:table-row table:style-name="ro1">
          <table:table-cell table:style-name="ce1" office:value-type="float" office:value="7.44110681789853" calcext:value-type="float">
            <text:p>7.44</text:p>
          </table:table-cell>
          <table:table-cell office:value-type="float" office:value="4.15056711953135" calcext:value-type="float">
            <text:p>4.15</text:p>
          </table:table-cell>
          <table:table-cell office:value-type="float" office:value="5.77090863766672" calcext:value-type="float">
            <text:p>5.77</text:p>
          </table:table-cell>
          <table:table-cell office:value-type="float" office:value="0.835099090115905" calcext:value-type="float">
            <text:p>0.84</text:p>
          </table:table-cell>
          <table:table-cell office:value-type="float" office:value="1.64526984918358" calcext:value-type="float">
            <text:p>1.65</text:p>
          </table:table-cell>
          <table:table-cell table:number-columns-repeated="5"/>
        </table:table-row>
        <table:table-row table:style-name="ro1">
          <table:table-cell table:style-name="ce1" office:value-type="float" office:value="6.72917815774958" calcext:value-type="float">
            <text:p>6.73</text:p>
          </table:table-cell>
          <table:table-cell office:value-type="float" office:value="0.275785990071706" calcext:value-type="float">
            <text:p>0.28</text:p>
          </table:table-cell>
          <table:table-cell office:value-type="float" office:value="3.64037506894651" calcext:value-type="float">
            <text:p>3.64</text:p>
          </table:table-cell>
          <table:table-cell office:value-type="float" office:value="0.71704357418643" calcext:value-type="float">
            <text:p>0.72</text:p>
          </table:table-cell>
          <table:table-cell office:value-type="float" office:value="10.8108108108108" calcext:value-type="float">
            <text:p>10.81</text:p>
          </table:table-cell>
          <table:table-cell table:number-columns-repeated="5"/>
        </table:table-row>
        <table:table-row table:style-name="ro1">
          <table:table-cell table:style-name="ce1" office:value-type="float" office:value="22.2380612972202" calcext:value-type="float">
            <text:p>22.24</text:p>
          </table:table-cell>
          <table:table-cell office:value-type="float" office:value="11.43977191732" calcext:value-type="float">
            <text:p>11.44</text:p>
          </table:table-cell>
          <table:table-cell office:value-type="float" office:value="2.53029223093372" calcext:value-type="float">
            <text:p>2.53</text:p>
          </table:table-cell>
          <table:table-cell office:value-type="float" office:value="15.0035637918746" calcext:value-type="float">
            <text:p>15.00</text:p>
          </table:table-cell>
          <table:table-cell office:value-type="float" office:value="6.73556664290806" calcext:value-type="float">
            <text:p>6.74</text:p>
          </table:table-cell>
          <table:table-cell table:number-columns-repeated="5"/>
        </table:table-row>
        <table:table-row table:style-name="ro1">
          <table:table-cell table:style-name="ce1" office:value-type="float" office:value="11.6743471582181" calcext:value-type="float">
            <text:p>11.67</text:p>
          </table:table-cell>
          <table:table-cell office:value-type="float" office:value="9.06298003072197" calcext:value-type="float">
            <text:p>9.06</text:p>
          </table:table-cell>
          <table:table-cell office:value-type="float" office:value="25.4992319508448" calcext:value-type="float">
            <text:p>25.50</text:p>
          </table:table-cell>
          <table:table-cell office:value-type="float" office:value="29.3394777265745" calcext:value-type="float">
            <text:p>29.34</text:p>
          </table:table-cell>
          <table:table-cell table:style-name="ce2" office:value-type="float" office:value="57.4500768049155" calcext:value-type="float">
            <text:p>57.4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5">00/00/0000</text:date>, <text:time style:data-style-name="N2" text:time-value="16:36:43.70050971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15T17:50:33.192731292</meta:creation-date>
    <dc:date>2016-01-25T18:57:20.566866713</dc:date>
    <meta:editing-duration>PT2H16M52S</meta:editing-duration>
    <meta:editing-cycles>3</meta:editing-cycles>
    <meta:generator>LibreOffice/5.0.4.2$Linux_X86_64 LibreOffice_project/00m0$Build-2</meta:generator>
    <meta:document-statistic meta:table-count="1" meta:cell-count="15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4">
      <number:number number:decimal-places="2" loext:min-decimal-places="2" number:min-integer-digits="1" number:grouping="true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3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4">
      <style:chart-properties chart:display-label="true" chart:logarithmic="false" chart:origin="0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4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.016cm" svg:height="9.007cm" xlink:href=".." xlink:type="simple" chart:class="chart:line" chart:style-name="ch1">
        <chart:plot-area chart:style-name="ch2" table:cell-range-address="Sheet1.J18:Sheet1.J23" svg:x="0.32cm" svg:y="0.18cm" svg:width="15.376cm" svg:height="8.647cm">
          <chartooo:coordinate-region svg:x="1.603cm" svg:y="0.419cm" svg:width="13.709cm" svg:height="7.682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Sheet1.J18:Sheet1.J23" chart:class="chart:line">
            <chart:data-point chart:repeated="6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4.014130929667">
                <text:p>334.014130929667</text:p>
                <draw:g>
                  <svg:desc>Sheet1.J18:Sheet1.J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10.006151383767">
                <text:p>510.0061513837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604.919948634022">
                <text:p>604.9199486340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11.313196953327">
                <text:p>911.31319695332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64.179775102269">
                <text:p>564.17977510226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24.184051760168">
                <text:p>224.1840517601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4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